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language="ru" fo:country="RU" fo:font-weight="bold" officeooo:rsid="0060fe57" officeooo:paragraph-rsid="0060fe57" fo:background-color="transparent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60fe57" officeooo:paragraph-rsid="0068426e" fo:background-color="transparent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5a1f78" officeooo:paragraph-rsid="0058316f" fo:background-color="transparent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67581c" officeooo:paragraph-rsid="0060fe57" fo:background-color="transparent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677768" officeooo:paragraph-rsid="00677768" fo:background-color="transparent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617b69" officeooo:paragraph-rsid="00617b69" fo:background-color="transparent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69dba1" officeooo:paragraph-rsid="0069dba1" fo:background-color="transparent" style:font-weight-asian="bold" style:font-weight-complex="bold"/>
    </style:style>
    <style:style style:name="P8" style:family="paragraph" style:parent-style-name="Standard">
      <style:text-properties fo:language="ru" fo:country="RU" fo:font-weight="normal" officeooo:rsid="005ef722" officeooo:paragraph-rsid="005ef722" fo:background-color="transparent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5ef722" officeooo:paragraph-rsid="0067581c" fo:background-color="transparent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05f6f43" officeooo:paragraph-rsid="005f6f43" fo:background-color="transparent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60fe57" officeooo:paragraph-rsid="0060fe57" fo:background-color="transparent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617b69" officeooo:paragraph-rsid="00617b69" fo:background-color="transparent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617b69" officeooo:paragraph-rsid="0069dba1" fo:background-color="transparent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65c863" officeooo:paragraph-rsid="0065c863" fo:background-color="transparent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65c863" officeooo:paragraph-rsid="0069dba1" fo:background-color="transparent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677768" officeooo:paragraph-rsid="00677768" fo:background-color="transparent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69dba1" officeooo:paragraph-rsid="0069dba1" fo:background-color="transparent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6b8e5a" officeooo:paragraph-rsid="006b8e5a" fo:background-color="transparent" style:font-weight-asian="normal" style:font-weight-complex="normal"/>
    </style:style>
    <style:style style:name="P19" style:family="paragraph" style:parent-style-name="Standard">
      <style:text-properties fo:language="ru" fo:country="RU" fo:font-weight="normal" officeooo:rsid="0060fe57" officeooo:paragraph-rsid="0068426e" fo:background-color="#81d41a" style:font-weight-asian="normal" style:font-weight-complex="normal"/>
    </style:style>
    <style:style style:name="P20" style:family="paragraph" style:parent-style-name="Standard">
      <style:text-properties fo:font-size="13pt" fo:language="ru" fo:country="RU" fo:font-weight="bold" officeooo:rsid="005a1f78" officeooo:paragraph-rsid="0058316f" fo:background-color="transparent" style:font-size-asian="13pt" style:font-weight-asian="bold" style:font-size-complex="13pt" style:font-weight-complex="bold"/>
    </style:style>
    <style:style style:name="P2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12pt" fo:language="ru" fo:country="RU" fo:font-weight="bold" officeooo:rsid="00677768" officeooo:paragraph-rsid="00677768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77768" style:font-weight-asian="bold" style:font-weight-complex="bold"/>
    </style:style>
    <style:style style:name="T3" style:family="text">
      <style:text-properties fo:font-weight="bold" officeooo:rsid="0069dba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9dba1" style:font-weight-asian="normal" style:font-weight-complex="normal"/>
    </style:style>
    <style:style style:name="T6" style:family="text">
      <style:text-properties officeooo:rsid="0067581c" fo:background-color="#81d41a" loext:char-shading-value="0"/>
    </style:style>
    <style:style style:name="T7" style:family="text">
      <style:text-properties officeooo:rsid="0067581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677768"/>
    </style:style>
    <style:style style:name="T10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a9b7c6" loext:opacity="100%" style:font-name="JetBrains Mono" fo:font-style="normal" fo:font-weight="normal" fo:background-color="#ff0000" loext:char-shading-value="0" style:font-style-asian="normal" style:font-weight-asian="normal"/>
    </style:style>
    <style:style style:name="T14" style:family="text">
      <style:text-properties fo:background-color="#ffbf00" loext:char-shading-value="0"/>
    </style:style>
    <style:style style:name="T15" style:family="text">
      <style:text-properties officeooo:rsid="0068426e"/>
    </style:style>
    <style:style style:name="T16" style:family="text">
      <style:text-properties officeooo:rsid="0069dba1"/>
    </style:style>
    <style:style style:name="T17" style:family="text">
      <style:text-properties officeooo:rsid="006a39bb"/>
    </style:style>
    <style:style style:name="T18" style:family="text">
      <style:text-properties officeooo:rsid="006b8e5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дан массив целых чисел Найдите размер максимального под массива в котором разность по модулю любых двух элементов не превышает <text:span text:style-name="T7">limit</text:span></text:p>
      <text:p text:style-name="P3"/>
      <text:p text:style-name="P8">пример:</text:p>
      <text:p text:style-name="P8">input: <text:span text:style-name="T7">nums</text:span> = <text:span text:style-name="T7">[10, 1, 2, 4, 7, 2], limiti = 5</text:span></text:p>
      <text:p text:style-name="P9">output: <text:span text:style-name="T7">4 т.к. єто подмасив [10, 1, </text:span><text:span text:style-name="T6">2, 4, 7, 2</text:span><text:span text:style-name="T7">]</text:span></text:p>
      <text:p text:style-name="P10"/>
      <text:p text:style-name="P4"><text:span text:style-name="T8">идея</text:span>:</text:p>
      <text:p text:style-name="P4">1) если нужен под массив – вариант использовать скользящее окно</text:p>
      <text:p text:style-name="P4">2) из этого окна нам нужно знать текущее максимальное и текущее минимальное – и на каждом шаге их вычитаем и сравниваем с ЛИМИТОМ – окно верное если MAX – MIN &lt;= LIMIT</text:p>
      <text:p text:style-name="P4">3) если же условие не выполнилось с<text:span text:style-name="T9">х</text:span>лопиваем окно слева — двигая старт окна пока не выполнится условие</text:p>
      <text:p text:style-name="P4">4) для нахождения min max используем монотонно возврастающую и убивающую последовательность</text:p>
      <text:p text:style-name="P4"/>
      <text:p text:style-name="P2"><text:span text:style-name="T14">особенности последовательности в том</text:span> </text:p>
      <text:p text:style-name="P19">что монотонно <text:span text:style-name="T1">убывающая</text:span> в нулевом элементе хранит своим <text:span text:style-name="T1">максимум</text:span> </text:p>
      <text:p text:style-name="P19">монотонного <text:span text:style-name="T2">возврастающую</text:span> в нулевом элементе хранит свой <text:span text:style-name="T1">минимум</text:span></text:p>
      <text:p text:style-name="P2"/>
      <text:p text:style-name="P5"><text:span text:style-name="T15">напишем </text:span>вспомагательние функции:</text:p>
      <text:p text:style-name="P5">1- <text:span text:style-name="T4">добавление елемента в мнотонно возврастающую последовательность</text:span></text:p>
      <text:p text:style-name="P21"><text:span text:style-name="T10">void </text:span><text:span text:style-name="T11">addToIncreasingQueue</text:span><text:span text:style-name="T12">(LinkedList&lt;Integer&gt; increasingQueue</text:span><text:span text:style-name="T10">, int </text:span><text:span text:style-name="T12">value) {</text:span><text:line-break/><text:span text:style-name="T12"> <text:s text:c="3"/></text:span><text:span text:style-name="T10">while </text:span><text:span text:style-name="T12">(!increasingQueue.isEmpty()) {</text:span><text:line-break/><text:span text:style-name="T12"> <text:s text:c="7"/></text:span><text:span text:style-name="T10">if </text:span><text:span text:style-name="T12">(value </text:span><text:span text:style-name="T13">&gt;=</text:span><text:span text:style-name="T12"> increasingQueue.getLast()) {</text:span><text:line-break/><text:span text:style-name="T12"> <text:s text:c="11"/></text:span><text:span text:style-name="T10">break;</text:span><text:line-break/><text:span text:style-name="T10"> <text:s text:c="7"/></text:span><text:span text:style-name="T12">}</text:span><text:line-break/><text:span text:style-name="T12"> <text:s text:c="7"/>increasingQueue.removeLast()</text:span><text:span text:style-name="T10">;</text:span><text:line-break/><text:span text:style-name="T10"> <text:s text:c="3"/></text:span><text:span text:style-name="T12">}</text:span><text:line-break/><text:span text:style-name="T12"> <text:s text:c="3"/>increasingQueue.add(value)</text:span><text:span text:style-name="T10">;</text:span><text:line-break/><text:span text:style-name="T12">} </text:span></text:p>
      <text:p text:style-name="P5">2 - <text:span text:style-name="T4">добавление елемента в мнотонно убивающую последовательность заменить сравнение больше равно на меньше равно</text:span></text:p>
      <text:p text:style-name="P16"/>
      <text:p text:style-name="P1">решение:<text:line-break/><text:span text:style-name="T4">1) </text:span><text:span text:style-name="T5">инит мин и макс последовательностей</text:span></text:p>
      <text:p text:style-name="P11">2) <text:span text:style-name="T16">инит старта окна и конца окна</text:span></text:p>
      <text:p text:style-name="P11">3) <text:span text:style-name="T16">инит длини максимально</text:span><text:span text:style-name="T17">й</text:span><text:span text:style-name="T16"> подпоследовательности</text:span></text:p>
      <text:p text:style-name="P6">работа:</text:p>
      <text:p text:style-name="P7">пока конец окна меньше длини входящего масива</text:p>
      <text:p text:style-name="P12"><text:span text:style-name="T16">4</text:span>.1) <text:span text:style-name="T16">завели текущее значение как конец </text:span><text:span text:style-name="T3">endNum</text:span><text:span text:style-name="T16"> добавили его в последовательности</text:span></text:p>
      <text:p text:style-name="P13"><text:span text:style-name="T16">4</text:span>.2) <text:span text:style-name="T16">начинаем расширят окно проверяя разницу с лимитом</text:span></text:p>
      <text:p text:style-name="P15"><text:span text:style-name="T16">4</text:span>.3) <text:span text:style-name="T16">в цикле проверяем разницу макс и мин</text:span></text:p>
      <text:p text:style-name="P15"><text:span text:style-name="T16">- если же меньше то дальше</text:span></text:p>
      <text:p text:style-name="P14">- <text:span text:style-name="T16">если же нет то:</text:span></text:p>
      <text:p text:style-name="P17">1) берем значение из массива по индексу стартОкна и удаляем его из последовательностей</text:p>
      <text:p text:style-name="P17">2) поджимаем стартОкна</text:p>
      <text:p text:style-name="P17">4.4) вичисляем длину окна и <text:span text:style-name="T18">сравниваем с текущим максимум и берем большее в максимум</text:span></text:p>
      <text:p text:style-name="P18">4.5) возвращаем максиму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5T09:57:39.819370482</dc:date>
    <meta:editing-duration>P2DT2H50M13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74" meta:character-count="1920" meta:non-whitespace-character-count="1620"/>
  </office:meta>
</office:document-meta>
</file>